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3">
      <style:paragraph-properties fo:break-before="page"/>
    </style:style>
    <style:style style:name="P81" style:family="paragraph" style:parent-style-name="Para_20_05" style:master-page-name="MP0">
      <style:paragraph-properties fo:text-align="center" style:justify-single-word="false" style:page-number="auto" fo:break-before="page"/>
    </style:style>
    <style:style style:name="P82" style:family="paragraph" style:parent-style-name="Heading_20_1" style:master-page-name="Right_20_Page">
      <style:paragraph-properties style:page-number="3"/>
    </style:style>
    <style:style style:name="P83" style:family="paragraph" style:parent-style-name="Heading_20_1">
      <style:paragraph-properties fo:break-before="page"/>
    </style:style>
    <style:style style:name="P84" style:family="paragraph" style:parent-style-name="Heading_20_4">
      <style:text-properties style:use-window-font-color="true"/>
    </style:style>
    <style:style style:name="P85" style:family="paragraph" style:parent-style-name="Heading_20_4">
      <style:text-properties style:text-underline-style="none"/>
    </style:style>
    <style:style style:name="P86" style:family="paragraph" style:parent-style-name="Heading_20_4">
      <style:text-properties fo:font-weight="bold" style:font-weight-asian="bold" style:font-weight-complex="bold"/>
    </style:style>
    <style:style style:name="P87" style:family="paragraph" style:parent-style-name="Heading_20_4">
      <style:text-properties fo:font-style="normal" style:font-style-asian="normal" style:font-style-complex="normal"/>
    </style:style>
    <style:style style:name="P88" style:family="paragraph" style:parent-style-name="Heading_20_4">
      <style:paragraph-properties fo:break-before="page"/>
    </style:style>
    <style:style style:name="P89" style:family="paragraph" style:parent-style-name="Subtitle" style:list-style-name="диалог"/>
    <style:style style:name="P90" style:family="paragraph" style:parent-style-name="Text_20_body">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1"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3">
      <style:text-properties style:use-window-font-color="true" style:text-underline-style="none"/>
    </style:style>
    <style:style style:name="P105" style:family="paragraph" style:parent-style-name="Text_20_body" style:list-style-name="диалог">
      <style:text-properties style:use-window-font-color="true" style:text-underline-style="none" fo:font-weight="normal" style:font-weight-asian="normal" style:font-weight-complex="normal"/>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ist_20_4">
      <style:text-properties style:use-window-font-color="true"/>
    </style:style>
    <style:style style:name="P108" style:family="paragraph" style:parent-style-name="Text_20_body" style:list-style-name="L3">
      <style:text-properties style:use-window-font-color="true"/>
    </style:style>
    <style:style style:name="P109" style:family="paragraph" style:parent-style-name="Text_20_body" style:list-style-name="L4">
      <style:text-properties style:use-window-font-color="true"/>
    </style:style>
    <style:style style:name="P110"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paragraph-properties fo:text-align="justify" style:justify-single-word="false"/>
    </style:style>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3"/>
    <style:style style:name="P132" style:family="paragraph" style:parent-style-name="Text_20_body" style:list-style-name="List_20_4"/>
    <style:style style:name="P133" style:family="paragraph" style:parent-style-name="Text_20_body" style:list-style-name="List_20_5">
      <style:text-properties fo:font-style="italic" style:font-style-asian="italic" style:font-style-complex="italic"/>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диалог">
      <style:paragraph-properties fo:margin-left="0cm" fo:margin-right="0cm" fo:text-indent="0cm" style:auto-text-indent="false"/>
      <style:text-properties style:use-window-font-color="true"/>
    </style:style>
    <style:style style:name="P137"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82"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Эта история сложная и печальная. Моя цель — помочь вам, но я бы не хотела, чтобы вы теряли время зря. Для того, чтобы убедиться, что вам действительно следует читать дальше, взгляните на текст ниже. Узнаете ли вы себя?</text:p>
      <text:list xml:id="list1622826119445112587" text:style-name="L1">
        <text:list-item>
          <text:p text:style-name="P91">После разговора с вашим партнером вас переполняют смешанные чувства неопределенности, туманности и непонимания происходящего. Остается неприятный осадок;</text:p>
        </text:list-item>
        <text:list-item>
          <text:p text:style-name="P91">Вы не понимаете, что нужно вашему партнеру. Вам кажется, что вы делаете все, и даже больше, но, как правило, этого недостаточно. У вас складывается ощущение, что вас принимают за ваши заслуги;</text:p>
        </text:list-item>
        <text:list-item>
          <text:p text:style-name="P91"><text:soft-page-break/>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действия вашей пары;</text:p>
        </text:list-item>
        <text:list-item>
          <text:p text:style-name="P91">До этих отношений вы были другим человеком. Теперь ваш стиль, рассуждения, увлечения, окружение — все кардинально изменилось. Вы забыли, кто вы, какими были и не понимаете, как это произошло;</text:p>
        </text:list-item>
        <text:list-item>
          <text:p text:style-name="P91">Ваши чувства, настроение, распорядок дня, отдых и свободное время зависит от вашего партнера. Вы чувствуете, что зависите от него больше, чем он вас;</text:p>
        </text:list-item>
        <text:list-item>
          <text:p text:style-name="P91">Вы часто готовы промолчать и идти на уступки в ущерб своим интересам. Вам приходится делать то, чего вы не хотите, чтобы угодить вашему партнеру; </text:p>
        </text:list-item>
        <text:list-item>
          <text:p text:style-name="P91">В ваших отношениях много противоречий. <text:span text:style-name="T14">Ваш партнер демонстрирует свою привязанность к вам, и, в то же время, незаинтересованность </text:span>вами. Мысли о разрыве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5007008269794833607" text:style-name="диалог">
        <text:list-item>
          <text:p text:style-name="P92">Ты переживаешь напрасно!</text:p>
        </text:list-item>
      </text:list>
      <text:p text:style-name="P14">Или:</text:p>
      <text:list xml:id="list35701600" text:continue-numbering="true" text:style-name="диалог">
        <text:list-item>
          <text:p text:style-name="P92">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text:soft-page-break/>А если ваши отношения уже закончились, то вы, скорее всего, в отчаянии, но слышите:</text:p>
      <text:list xml:id="list35684003" text:continue-numbering="true" text:style-name="диалог">
        <text:list-item>
          <text:p text:style-name="P92">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2476087429189268404" text:style-name="список_20_перечисление">
        <text:list-item>
          <text:p text:style-name="P112"><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2"><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oft-page-break/><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text:soft-page-break/>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5688116" text:continue-numbering="true" text:style-name="список_20_перечисление">
        <text:list-item>
          <text:p text:style-name="P93"><text:soft-page-break/>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399640344070642669" text:style-name="L2">
        <text:list-header>
          <text:p text:style-name="P114"><text:span text:style-name="Default_20_Paragraph_20_Font"><text:span text:style-name="T29"/></text:span></text:p>
        </text:list-header>
      </text:list>
      <text:p text:style-name="P64"><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oft-page-break/><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49</dc:date><text:p text:style-name="P143"><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text:soft-page-break/>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text:soft-page-break/>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35693890" text:continue-list="list35684003" text:style-name="диалог">
        <text:list-item>
          <text:p text:style-name="P92">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text:soft-page-break/>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text:soft-page-break/>«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text:soft-page-break/>*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text:soft-page-break/>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35694852" text:continue-list="list35688116"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4"><text:soft-page-break/>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3" text:outline-level="1"><text:s/>Часть 1. <text:line-break/>Воспоминания</text:h>
      <text:p text:style-name="P65"/>
      <text:h text:style-name="P78"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35698012" text:continue-list="list35693890"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Не жалей — подбодри, ты умеешь.</text:p>
        </text:list-item>
        <text:list-item>
          <text:p text:style-name="P92"><text:soft-page-break/>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5700889" text:continue-numbering="true" text:style-name="диалог">
        <text:list-item>
          <text:p text:style-name="P92">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8">*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35678562" text:continue-numbering="true" text:style-name="диалог">
        <text:list-item>
          <text:p text:style-name="P92">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35700241"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5686307"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35681794"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5693543"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5709105" text:continue-numbering="true" text:style-name="диалог">
        <text:list-item>
          <text:p text:style-name="P92">Останешься?</text:p>
        </text:list-item>
        <text:list-item>
          <text:p text:style-name="P92">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28"><text:span text:style-name="T25">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span></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5685028"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Как? Что, приходит с пустыми руками?!</text:p>
        </text:list-item>
        <text:list-item>
          <text:p text:style-name="P92"><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8"><text:soft-page-break/>* * *</text:p>
      <text:p text:style-name="P14">Первое время все было хорошо. Обнимая меня он часто говорил:</text:p>
      <text:list xml:id="list35705056" text:continue-numbering="true" text:style-name="диалог">
        <text:list-item>
          <text:p text:style-name="P92">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78"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5705646" text:continue-numbering="true" text:style-name="диалог">
        <text:list-item>
          <text:p text:style-name="P92">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4">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4">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5695036" text:continue-numbering="true" text:style-name="диалог">
        <text:list-item>
          <text:p text:style-name="P92">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4">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4"><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4">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4">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4">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4">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8"><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4">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5709030"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14">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8"><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4">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8"><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4">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4">Так мы и жили. Я хотела его потому, что любила и мне его было слишком мало. А он хотел побыть один, потому что:</text:p>
      <text:list xml:id="list35706218" text:continue-numbering="true" text:style-name="диалог">
        <text:list-item>
          <text:p text:style-name="P92">Мы же живем вместе, что тебе еще надо?!</text:p>
        </text:list-item>
      </text:list>
      <text:p text:style-name="P14">Или:</text:p>
      <text:list xml:id="list35689373" text:continue-numbering="true" text:style-name="диалог">
        <text:list-item>
          <text:p text:style-name="P92">Ты же знаешь - я интроверт.</text:p>
        </text:list-item>
      </text:list>
      <text:p text:style-name="P14">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4">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4">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4">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4">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4">А ведь я все еще не понимала, что происходит!</text:p>
      <text:p text:style-name="P14">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8"><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4">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4"><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4">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4">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4">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4">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4">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35686597" text:continue-numbering="true" text:style-name="диалог">
        <text:list-item>
          <text:p text:style-name="P92">Что ты выдумываешь?</text:p>
        </text:list-item>
      </text:list>
      <text:p text:style-name="P14"><text:soft-page-break/>Или:</text:p>
      <text:list xml:id="list35701710" text:continue-numbering="true" text:style-name="диалог">
        <text:list-item>
          <text:p text:style-name="P92">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5685961" text:continue-numbering="true" text:style-name="диалог">
        <text:list-item>
          <text:p text:style-name="P92">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5707729" text:continue-numbering="true" text:style-name="диалог">
        <text:list-item>
          <text:p text:style-name="P92">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35676496" text:continue-list="list35694852"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78"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5680459" text:continue-list="list35707729" text:style-name="диалог">
        <text:list-item>
          <text:p text:style-name="P92">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5687415" text:continue-numbering="true" text:style-name="диалог">
        <text:list-item>
          <text:p text:style-name="P92">Уже лучше.</text:p>
        </text:list-item>
        <text:list-item>
          <text:p text:style-name="P92">Ну это уже куда не шло!..</text:p>
        </text:list-item>
      </text:list>
      <text:p text:style-name="P14">Или:</text:p>
      <text:list xml:id="list35689435" text:continue-numbering="true" text:style-name="диалог">
        <text:list-item>
          <text:p text:style-name="P92">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35687785" text:continue-numbering="true" text:style-name="диалог">
        <text:list-item>
          <text:p text:style-name="P92">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5706060"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35679086" text:continue-list="list35676496"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5685993" text:continue-list="list35706060"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5678560" text:continue-numbering="true" text:style-name="диалог">
        <text:list-item>
          <text:p text:style-name="P92">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5681155" text:continue-numbering="true" text:style-name="диалог">
        <text:list-item>
          <text:p text:style-name="P92">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5688450" text:continue-numbering="true" text:style-name="диалог">
        <text:list-item>
          <text:p text:style-name="P92"><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5704336" text:continue-numbering="true" text:style-name="диалог">
        <text:list-item>
          <text:p text:style-name="P92">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5704007" text:continue-numbering="true" text:style-name="диалог">
        <text:list-item>
          <text:p text:style-name="P92">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5687358"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5695750" text:continue-numbering="true" text:style-name="диалог">
        <text:list-item>
          <text:p text:style-name="P92">Я вчера ходил в кино.</text:p>
        </text:list-item>
      </text:list>
      <text:p text:style-name="P14">Мы едем в за город отдыхать, он скажет:</text:p>
      <text:list xml:id="list35701854" text:continue-numbering="true" text:style-name="диалог">
        <text:list-item>
          <text:p text:style-name="P92">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5689659"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35686574" text:continue-numbering="true" text:style-name="диалог">
        <text:list-item>
          <text:p text:style-name="P92">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5698612" text:continue-numbering="true" text:style-name="диалог">
        <text:list-item>
          <text:p text:style-name="P92">Ого, ты что, предложение делаешь?!</text:p>
        </text:list-item>
      </text:list>
      <text:p text:style-name="P14"><text:soft-page-break/>Милый засмеялся и ответил:</text:p>
      <text:list xml:id="list35691572" text:continue-numbering="true" text:style-name="диалог">
        <text:list-item>
          <text:p text:style-name="P115"><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35693420" text:continue-numbering="true" text:style-name="диалог">
        <text:list-item>
          <text:p text:style-name="P92">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5689305"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35686355" text:continue-numbering="true" text:style-name="диалог">
        <text:list-item>
          <text:p text:style-name="P92">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5692248" text:continue-numbering="true" text:style-name="диалог">
        <text:list-item>
          <text:p text:style-name="P92">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35682524" text:continue-numbering="true" text:style-name="диалог">
        <text:list-item>
          <text:p text:style-name="P92"><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5706954"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5705236"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5700553" text:continue-numbering="true" text:style-name="диалог">
        <text:list-item>
          <text:p text:style-name="P92">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5703017" text:continue-numbering="true" text:style-name="диалог">
        <text:list-item>
          <text:p text:style-name="P92">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5706244" text:continue-numbering="true" text:style-name="диалог">
        <text:list-item>
          <text:p text:style-name="P92">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5687990"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5682251" text:continue-numbering="true" text:style-name="диалог">
        <text:list-item>
          <text:p text:style-name="P92">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5697282"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35701949" text:continue-numbering="true" text:style-name="диалог">
        <text:list-item>
          <text:p text:style-name="P115"><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5687668" text:continue-numbering="true" text:style-name="диалог">
        <text:list-item>
          <text:p text:style-name="P115"><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5694029" text:continue-numbering="true" text:style-name="диалог">
        <text:list-item>
          <text:p text:style-name="P92">Неужели тебе нравятся такое общение!?</text:p>
        </text:list-item>
      </text:list>
      <text:p text:style-name="P28">Ответ всегда был один:</text:p>
      <text:list xml:id="list35683387" text:continue-numbering="true" text:style-name="диалог">
        <text:list-item>
          <text:p text:style-name="P92">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35681734" text:continue-list="list35679086"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5697566" text:continue-list="list35683387" text:style-name="диалог">
        <text:list-item>
          <text:p text:style-name="P92">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5706857" text:continue-numbering="true" text:style-name="диалог">
        <text:list-item>
          <text:p text:style-name="P92">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383195076332527932"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5682829" text:continue-list="list35706857" text:style-name="диалог">
        <text:list-item>
          <text:p text:style-name="P92">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5695950"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5697281" text:continue-numbering="true" text:style-name="диалог">
        <text:list-item>
          <text:p text:style-name="P9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5701318" text:continue-numbering="true" text:style-name="диалог">
        <text:list-item>
          <text:p text:style-name="P9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5684437" text:continue-numbering="true" text:style-name="диалог">
        <text:list-item>
          <text:p text:style-name="P9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5707848" text:continue-numbering="true" text:style-name="диалог">
        <text:list-item>
          <text:p text:style-name="P9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35696524" text:continue-numbering="true" text:style-name="диалог">
        <text:list-item>
          <text:p text:style-name="P96">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5704102" text:continue-numbering="true" text:style-name="диалог">
        <text:list-item>
          <text:p text:style-name="P96">Пойдем купим тебе что-нибудь новое.</text:p>
        </text:list-item>
      </text:list>
      <text:p text:style-name="P4">Он отвечал:</text:p>
      <text:list xml:id="list35686428" text:continue-numbering="true" text:style-name="диалог">
        <text:list-item>
          <text:p text:style-name="P96">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5700903" text:continue-numbering="true" text:style-name="диалог">
        <text:list-item>
          <text:p text:style-name="P9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5695795" text:continue-numbering="true" text:style-name="диалог">
        <text:list-item>
          <text:p text:style-name="P9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5680698"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5678361"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5704276" text:continue-numbering="true" text:style-name="диалог">
        <text:list-item>
          <text:p text:style-name="P9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5696025" text:continue-numbering="true" text:style-name="диалог">
        <text:list-item>
          <text:p text:style-name="P9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5707199" text:continue-numbering="true" text:style-name="диалог">
        <text:list-item>
          <text:p text:style-name="P9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5703295" text:continue-numbering="true" text:style-name="диалог">
        <text:list-item>
          <text:p text:style-name="P9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5708764"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5709024" text:continue-numbering="true" text:style-name="диалог">
        <text:list-item>
          <text:p text:style-name="P9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5680827"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5698025" text:continue-numbering="true" text:style-name="диалог">
        <text:list-item>
          <text:p text:style-name="P9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5691361"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5704300"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5680302"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5677752"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5688027" text:continue-numbering="true" text:style-name="диалог">
        <text:list-item>
          <text:p text:style-name="P96">А я тут при чем?!</text:p>
        </text:list-item>
      </text:list>
      <text:p text:style-name="P4">Или:</text:p>
      <text:list xml:id="list35706153" text:continue-numbering="true" text:style-name="диалог">
        <text:list-item>
          <text:p text:style-name="P9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5678546"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5700874" text:continue-numbering="true" text:style-name="диалог">
        <text:list-item>
          <text:p text:style-name="P96">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5706751" text:continue-numbering="true" text:style-name="диалог">
        <text:list-item>
          <text:p text:style-name="P111"><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56817341"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5686073" text:continue-numbering="true" text:style-name="диалог">
        <text:list-item>
          <text:p text:style-name="P96">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5688703" text:continue-numbering="true" text:style-name="диалог">
        <text:list-item>
          <text:p text:style-name="P96">Ты же девочка, ты должна быть слабой... (в понимании женственности).</text:p>
        </text:list-item>
      </text:list>
      <text:p text:style-name="P4">У меня один ответ:</text:p>
      <text:list xml:id="list35682683" text:continue-numbering="true" text:style-name="диалог">
        <text:list-item>
          <text:p text:style-name="P9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5696136" text:continue-numbering="true" text:style-name="диалог">
        <text:list-item>
          <text:p text:style-name="P9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5682968" text:continue-numbering="true" text:style-name="диалог">
        <text:list-item>
          <text:p text:style-name="P96">Я никогда не говорил это!</text:p>
        </text:list-item>
      </text:list>
      <text:p text:style-name="P4">И вот вы начинаете сомневаться в том, что слышали.</text:p>
      <text:list xml:id="list35682754" text:continue-numbering="true" text:style-name="диалог">
        <text:list-item>
          <text:p text:style-name="P96">Тебе кажется, что ты переживаешь! Ничего ты не переживаешь!</text:p>
        </text:list-item>
      </text:list>
      <text:p text:style-name="P4">И вы сомневаетесь, что ваши переживания реальны.</text:p>
      <text:list xml:id="list35693418"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5680250" text:continue-numbering="true" text:style-name="диалог">
        <text:list-item>
          <text:p text:style-name="P9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5696869" text:continue-numbering="true" text:style-name="диалог">
        <text:list-item>
          <text:p text:style-name="P96">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5696835" text:continue-numbering="true" text:style-name="диалог">
        <text:list-item>
          <text:p text:style-name="P9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5685886" text:continue-numbering="true" text:style-name="диалог">
        <text:list-item>
          <text:p text:style-name="P9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5680715" text:continue-numbering="true" text:style-name="диалог">
        <text:list-item>
          <text:p text:style-name="P96">Ну говорил, так говорил... Я снова все напутала.</text:p>
          <text:p text:style-name="P136"/>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5679781" text:continue-numbering="true" text:style-name="диалог">
        <text:list-item>
          <text:p text:style-name="P96">Но ведь было же!</text:p>
        </text:list-item>
      </text:list>
      <text:p text:style-name="P4">Но мне повторяли и повторяли:</text:p>
      <text:list xml:id="list35681095" text:continue-numbering="true" text:style-name="диалог">
        <text:list-item>
          <text:p text:style-name="P9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5686656" text:continue-numbering="true" text:style-name="диалог">
        <text:list-item>
          <text:p text:style-name="P9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5708273" text:continue-numbering="true" text:style-name="диалог">
        <text:list-item>
          <text:p text:style-name="P9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5704960" text:continue-numbering="true" text:style-name="диалог">
        <text:list-item>
          <text:p text:style-name="P9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5705506" text:continue-numbering="true" text:style-name="диалог">
        <text:list-item>
          <text:p text:style-name="P96">Ты уже так вела себя на прошлой неделе.</text:p>
        </text:list-item>
      </text:list>
      <text:p text:style-name="P4">Я пыталась оправдаться, и говорила, что в той ситуации были те же причины:</text:p>
      <text:list xml:id="list35681535" text:continue-numbering="true" text:style-name="диалог">
        <text:list-item>
          <text:p text:style-name="P9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5693458" text:continue-numbering="true" text:style-name="диалог">
        <text:list-item>
          <text:p text:style-name="P9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5677974" text:continue-numbering="true" text:style-name="диалог">
        <text:list-item>
          <text:p text:style-name="P9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5700292" text:continue-numbering="true" text:style-name="диалог">
        <text:list-item>
          <text:p text:style-name="P96">Да все считают, что ты неадекватная!</text:p>
        </text:list-item>
      </text:list>
      <text:p text:style-name="P4">Или:</text:p>
      <text:list xml:id="list35677507" text:continue-numbering="true" text:style-name="диалог">
        <text:list-item>
          <text:p text:style-name="P9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5681701" text:continue-numbering="true" text:style-name="диалог">
        <text:list-item>
          <text:p text:style-name="P9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5705751"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5679987"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5689988"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5695446"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35695119" text:continue-numbering="true" text:style-name="диалог">
        <text:list-item>
          <text:p text:style-name="P111"><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1"><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5690330"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5676892" text:continue-numbering="true" text:style-name="диалог">
        <text:list-item>
          <text:p text:style-name="P9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5690281" text:continue-numbering="true" text:style-name="диалог">
        <text:list-item>
          <text:p text:style-name="P9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5685119" text:continue-numbering="true" text:style-name="диалог">
        <text:list-item>
          <text:p text:style-name="P9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5683776"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5686775" text:continue-list="list383195076332527932"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35688033" text:continue-list="list35683776" text:style-name="диалог">
        <text:list-item>
          <text:p text:style-name="P9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5681203" text:continue-numbering="true" text:style-name="диалог">
        <text:list-item>
          <text:p text:style-name="P9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5676952" text:continue-numbering="true" text:style-name="диалог">
        <text:list-item>
          <text:p text:style-name="P9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5685522"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5694621"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5709135" text:continue-numbering="true" text:style-name="диалог">
        <text:list-item>
          <text:p text:style-name="P9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5707716" text:continue-numbering="true" text:style-name="диалог">
        <text:list-item>
          <text:p text:style-name="P9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5689253" text:continue-numbering="true" text:style-name="диалог">
        <text:list-item>
          <text:p text:style-name="P9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5682254" text:continue-numbering="true" text:style-name="диалог">
        <text:list-item>
          <text:p text:style-name="P9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5708715" text:continue-numbering="true" text:style-name="диалог">
        <text:list-item>
          <text:p text:style-name="P9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5682952" text:continue-numbering="true" text:style-name="диалог">
        <text:list-item>
          <text:p text:style-name="P9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5700691"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5702459"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5690205" text:continue-numbering="true" text:style-name="диалог">
        <text:list-item>
          <text:p text:style-name="P9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5683433" text:continue-numbering="true" text:style-name="диалог">
        <text:list-item>
          <text:p text:style-name="P96"><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5683508"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5688713"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5708061" text:continue-numbering="true" text:style-name="диалог">
        <text:list-item>
          <text:p text:style-name="P9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5702684"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5694382" text:continue-numbering="true" text:style-name="диалог">
        <text:list-item>
          <text:p text:style-name="P9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5703241"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5681609" text:continue-list="list35686775" text:style-name="List_20_1">
        <text:list-item>
          <text:list>
            <text:list-item>
              <text:p text:style-name="P97">мне это не нравится;</text:p>
            </text:list-item>
            <text:list-item>
              <text:p text:style-name="P97">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5681110" text:continue-list="list35703241" text:style-name="диалог">
        <text:list-item>
          <text:p text:style-name="P96">Ну и когда же мы поженимся? — спросила я.</text:p>
        </text:list-item>
        <text:list-item>
          <text:p text:style-name="P96">Давай летом. — предложил он.</text:p>
        </text:list-item>
      </text:list>
      <text:p text:style-name="P4">Отличная идея.</text:p>
      <text:p text:style-name="P4">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5686461" text:continue-numbering="true" text:style-name="диалог">
        <text:list-item>
          <text:p text:style-name="P96"><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5695196" text:continue-numbering="true" text:style-name="диалог">
        <text:list-item>
          <text:p text:style-name="P96">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35698622"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1"><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5697095" text:continue-numbering="true" text:style-name="диалог">
        <text:list-item>
          <text:p text:style-name="P96">Когда вещи заберешь? — пишет он в тот же день.</text:p>
        </text:list-item>
        <text:list-item>
          <text:p text:style-name="P96"><text:soft-page-break/>Сегодня, — отвечаю я, на что он отвечает:</text:p>
        </text:list-item>
        <text:list-item>
          <text:p text:style-name="P96">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5693786"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5688744"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5684599"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5701733" text:continue-numbering="true" text:style-name="диалог">
        <text:list-item>
          <text:p text:style-name="P96">Давай завтра созвонимся и обсудим <text:span text:style-name="T50">&lt;</text:span>уже не помню что<text:span text:style-name="T50">&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5680951" text:continue-numbering="true" text:style-name="диалог">
        <text:list-item>
          <text:p text:style-name="P9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5697505"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5696200" text:continue-numbering="true" text:style-name="диалог">
        <text:list-item>
          <text:p text:style-name="P9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5707499" text:continue-numbering="true" text:style-name="диалог">
        <text:list-item>
          <text:p text:style-name="P9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5702063"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5694152" text:continue-numbering="true" text:style-name="диалог">
        <text:list-item>
          <text:p text:style-name="P9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5688970"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5686433" text:continue-numbering="true" text:style-name="диалог">
        <text:list-item>
          <text:p text:style-name="P9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5686014" text:continue-numbering="true" text:style-name="диалог">
        <text:list-item>
          <text:p text:style-name="P9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5685247"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5690088" text:continue-numbering="true" text:style-name="диалог">
        <text:list-item>
          <text:p text:style-name="P111"><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5694939" text:continue-numbering="true" text:style-name="диалог">
        <text:list-item>
          <text:p text:style-name="P111"><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5688748"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5695794"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5684975"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5677384" text:continue-list="list35681734"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5700178" text:continue-list="list35684975" text:style-name="диалог">
        <text:list-item>
          <text:p text:style-name="P111"><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5680894" text:continue-numbering="true" text:style-name="диалог">
        <text:list-item>
          <text:p text:style-name="P96">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35689830" text:continue-numbering="true" text:style-name="диалог">
        <text:list-item>
          <text:p text:style-name="P96">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5694951"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5682549" text:continue-numbering="true" text:style-name="диалог">
        <text:list-item>
          <text:p text:style-name="P111"><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35693191"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35679320" text:continue-numbering="true" text:style-name="диалог">
        <text:list-item>
          <text:p text:style-name="P9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5704274" text:continue-numbering="true" text:style-name="диалог">
        <text:list-item>
          <text:p text:style-name="P111"><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35681621"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5700974"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5677688" text:continue-numbering="true" text:style-name="диалог">
        <text:list-item>
          <text:p text:style-name="P9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5697862"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35704395" text:continue-numbering="true" text:style-name="диалог">
        <text:list-item>
          <text:p text:style-name="P96"><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5680492"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5682479" text:continue-numbering="true" text:style-name="диалог">
        <text:list-item>
          <text:p text:style-name="P111"><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5691234" text:continue-numbering="true" text:style-name="диалог">
        <text:list-item>
          <text:p text:style-name="P96">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5696268" text:continue-numbering="true" text:style-name="диалог">
        <text:list-item>
          <text:p text:style-name="P96">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5705017" text:continue-numbering="true" text:style-name="диалог">
        <text:list-item>
          <text:p text:style-name="P111"><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5696361"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35680688"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5704603"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5703981"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5700155" text:continue-numbering="true" text:style-name="диалог">
        <text:list-item>
          <text:p text:style-name="P96">Что, ручки из жопы?</text:p>
        </text:list-item>
      </text:list>
      <text:p text:style-name="P4"><text:soft-page-break/>Или:</text:p>
      <text:list xml:id="list35679201"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5676789" text:continue-list="list35677384"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2"><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5696042" text:continue-list="list35679201" text:style-name="диалог">
        <text:list-item>
          <text:p text:style-name="P96">Что происходит?</text:p>
        </text:list-item>
        <text:list-item>
          <text:p text:style-name="P9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5678607" text:continue-numbering="true" text:style-name="диалог">
        <text:list-item>
          <text:p text:style-name="P9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3"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8"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0"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35692243" text:continue-numbering="true" text:style-name="диалог">
        <text:list-item>
          <text:p text:style-name="P116">Вашей маме зять не нужен?</text:p>
        </text:list-item>
      </text:list>
      <text:p text:style-name="P32">И заканчивая какими-то более экстравагантными:</text:p>
      <text:list xml:id="list35700731" text:continue-numbering="true" text:style-name="диалог">
        <text:list-item>
          <text:p text:style-name="P116">Твой отец случайно не хлеб?</text:p>
        </text:list-item>
        <text:list-item>
          <text:p text:style-name="P116">В каком смысле?</text:p>
        </text:list-item>
        <text:list-item>
          <text:p text:style-name="P116">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5677863" text:continue-numbering="true" text:style-name="диалог">
        <text:list-item>
          <text:p text:style-name="P116">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35695974" text:continue-numbering="true" text:style-name="диалог">
        <text:list-item>
          <text:p text:style-name="P116">Ты одна тут?</text:p>
        </text:list-item>
      </text:list>
      <text:p text:style-name="P32">И вы отвечаете, мол:</text:p>
      <text:list xml:id="list35708243" text:continue-numbering="true" text:style-name="диалог">
        <text:list-item>
          <text:p text:style-name="P116">Нет... я с подругой... Она сейчас подойдет... — недоумевая, что этот незнакомец от вас хочет.</text:p>
        </text:list-item>
      </text:list>
      <text:p text:style-name="P32"><text:soft-page-break/>На что он отвечает:</text:p>
      <text:list xml:id="list35677126" text:continue-numbering="true" text:style-name="диалог">
        <text:list-item>
          <text:p text:style-name="P116">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5677628" text:continue-numbering="true" text:style-name="диалог">
        <text:list-item>
          <text:p text:style-name="P116">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35706906" text:continue-numbering="true" text:style-name="диалог">
        <text:list-item>
          <text:p text:style-name="P116">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5696561" text:continue-numbering="true" text:style-name="диалог">
        <text:list-item>
          <text:p text:style-name="P116">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35690118" text:continue-numbering="true" text:style-name="диалог">
        <text:list-item>
          <text:p text:style-name="P116">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35679279" text:continue-numbering="true" text:style-name="диалог">
        <text:list-item>
          <text:p text:style-name="P116">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8"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337917090376293254" text:style-name="List_20_2">
        <text:list-item>
          <text:p text:style-name="P126">Кластер <text:span text:style-name="T50">A</text:span><text:span text:style-name="T9">:</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5"><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5"><text:span text:style-name="T8">Кластер </text:span><text:span text:style-name="T55">B</text:span><text:span text:style-name="T9">:</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4">Кластер </text:span><text:span text:style-name="T50">C</text:span><text:span text:style-name="T22">:</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39">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5689459" text:continue-list="list35681609" text:style-name="List_20_1">
        <text:list-item text:start-value="1">
          <text:p text:style-name="P141">заметная дисгармония в поведении:</text:p>
          <text:list>
            <text:list-item>
              <text:p text:style-name="P140">аффективность<text:note text:id="ftn21"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text:soft-page-break/>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2174249428570169764"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 <text:span text:style-name="T2">(наличие подпороговых критериев одного или нескольких расстройств личности)</text:span>;</text:p>
        </text:list-item>
        <text:list-item>
          <text:p text:style-name="P129"><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1">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1"><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5687677" text:continue-list="list35676789"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35705281"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5697122"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5687539"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4" text:note-class="footnote"><text:note-citation text:label="*">*</text:note-citation><text:note-body><text:p text:style-name="P75">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из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35699058" text:continue-list="list35689459"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5697709" text:continue-list="list35687539"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8802903359638968245"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2"><text:span text:style-name="T22">склонность к сексуальной распущенности</text:span><text:span text:style-name="T54">.</text:span></text:p>
            </text:list-item>
          </text:list>
          <text:p text:style-name="P132"><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2"><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2"><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5706846" text:continue-list="list35697709"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5694190" text:continue-numbering="true" text:style-name="список_20_перечисление">
        <text:list-item>
          <text:p text:style-name="P112">«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8"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7994275645714636009"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3"><text:span text:style-name="T54">(a </text:span><text:span text:style-name="T22">или </text:span><text:span text:style-name="T54">b)</text:span><text:span text:style-name="T53">:</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52">(a </text:span><text:span text:style-name="T4">или </text:span><text:span text:style-name="T52">b)</text:span><text:span text:style-name="T53">:</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5679839" text:continue-list="list35694190"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0"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5691139" text:continue-list="list35679279" text:style-name="диалог">
        <text:list-item>
          <text:p text:style-name="P99">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5679831" text:continue-numbering="true" text:style-name="диалог">
        <text:list-item>
          <text:p text:style-name="P9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5683942" text:continue-numbering="true" text:style-name="диалог">
        <text:list-item>
          <text:p text:style-name="P96">Ты вокруг меня плетешь какую-то западню...</text:p>
        </text:list-item>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5696398" text:continue-numbering="true" text:style-name="диалог">
        <text:list-item>
          <text:p text:style-name="P9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8"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0"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0"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5696732"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item>
          <text:p text:style-name="P96">Я такого не говорил!</text:p>
        </text:list-item>
      </text:list>
      <text:p text:style-name="P4">Или:</text:p>
      <text:list xml:id="list35688889" text:continue-numbering="true" text:style-name="диалог">
        <text:list-item>
          <text:p text:style-name="P96">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5692821" text:continue-numbering="true" text:style-name="диалог">
        <text:list-item>
          <text:p text:style-name="P9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5680026" text:continue-numbering="true" text:style-name="диалог">
        <text:list-item>
          <text:p text:style-name="P96">С чего бы это ему причинять мне зло?</text:p>
        </text:list-item>
      </text:list>
      <text:p text:style-name="P4">Во-вторых: он опровергает ваше мнение:</text:p>
      <text:list xml:id="list35687796" text:continue-numbering="true" text:style-name="диалог">
        <text:list-item>
          <text:p text:style-name="P96">Не придумывай! Тебе показалось!</text:p>
        </text:list-item>
      </text:list>
      <text:p text:style-name="P4">В-третьих: этот человек настаивает на своей точке зрения, убеждая в этом вас:</text:p>
      <text:list xml:id="list356769521" text:continue-numbering="true" text:style-name="диалог">
        <text:list-item>
          <text:p text:style-name="P96">Я же знаю, что тебе нравится! Да нравится же! Ну чего ты врешь?!</text:p>
        </text:list-item>
      </text:list>
      <text:p text:style-name="P4">Вы начинаете в себе сомневаться если:</text:p>
      <text:list xml:id="list35697218" text:continue-list="list35679839" text:style-name="список_20_перечисление">
        <text:list-item>
          <text:p text:style-name="P98">вас запугивают и шантажируют: <text:span text:style-name="T2">«Я не буду с тобой разговаривать, если ты продолжишь говорить этот бред!»</text:span></text:p>
        </text:list-item>
        <text:list-item>
          <text:p text:style-name="P98">вас держат в напряжении: <text:span text:style-name="T2">«Ну посмотрим, как ты будешь стараться! Что-то я сомневаюсь!»</text:span></text:p>
        </text:list-item>
        <text:list-item>
          <text:p text:style-name="P98">на вас оказывают давление: <text:span text:style-name="T2">«Если ты это не сделаешь, то значит не любишь меня!»</text:span></text:p>
        </text:list-item>
        <text:list-item>
          <text:p text:style-name="P98">вам внушают: <text:span text:style-name="T2">«Ты понимаешь, что такое говорят только ненормальные!?»</text:span></text:p>
        </text:list-item>
        <text:list-item>
          <text:p text:style-name="P98">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5679727" text:continue-list="list356769521" text:style-name="диалог">
        <text:list-item>
          <text:p text:style-name="P9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5697442" text:continue-numbering="true" text:style-name="диалог">
        <text:list-item>
          <text:p text:style-name="P9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5708892" text:continue-numbering="true" text:style-name="диалог">
        <text:list-item>
          <text:p text:style-name="P96">Мне это нравится? — Нет.</text:p>
        </text:list-item>
        <text:list-item>
          <text:p text:style-name="P96">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5681768" text:continue-numbering="true" text:style-name="диалог">
        <text:list-item>
          <text:p text:style-name="P96">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5679116" text:continue-numbering="true" text:style-name="диалог">
        <text:list-item>
          <text:p text:style-name="P96">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0"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5683835"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5708047" text:continue-numbering="true" text:style-name="диалог">
        <text:list-item>
          <text:p text:style-name="P9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5680107" text:continue-numbering="true" text:style-name="диалог">
        <text:list-item>
          <text:p text:style-name="P96">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5691144" text:continue-numbering="true"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0" text:outline-level="3">Изоляция жертвы от ее окружения</text:h>
      <text:h text:style-name="P84"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4" text:outline-level="4">2. Он воздействует на ваше мнение о ваших близких.</text:h>
      <text:p text:style-name="P7">Это может быть ваша близкая подруга:</text:p>
      <text:list xml:id="list35708881" text:continue-numbering="true" text:style-name="диалог">
        <text:list-item>
          <text:p text:style-name="P96">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35694351" text:continue-numbering="true" text:style-name="диалог">
        <text:list-item>
          <text:p text:style-name="P96">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5687235" text:continue-numbering="true" text:style-name="диалог">
        <text:list-item>
          <text:p text:style-name="P96">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5681106" text:continue-numbering="true" text:style-name="диалог">
        <text:list-item>
          <text:p text:style-name="P111"><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5681761" text:continue-numbering="true" text:style-name="диалог">
        <text:list-item>
          <text:p text:style-name="P96">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5689458" text:continue-numbering="true" text:style-name="диалог">
        <text:list-item>
          <text:p text:style-name="P96">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0"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5686083" text:continue-numbering="true" text:style-name="диалог">
        <text:list-item>
          <text:p text:style-name="P96">Да сколько можно меня дергать?!</text:p>
        </text:list-item>
      </text:list>
      <text:p text:style-name="P4">Ну и, конечно, он обижается!</text:p>
      <text:h text:style-name="P84"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5703995" text:continue-numbering="true" text:style-name="диалог">
        <text:list-item>
          <text:p text:style-name="P96">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5704652" text:continue-numbering="true" text:style-name="диалог">
        <text:list-item>
          <text:p text:style-name="P96">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5683106" text:continue-numbering="true" text:style-name="диалог">
        <text:list-item>
          <text:p text:style-name="P9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5686965" text:continue-numbering="true" text:style-name="диалог">
        <text:list-item>
          <text:p text:style-name="P96">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5708338" text:continue-numbering="true" text:style-name="диалог">
        <text:list-item>
          <text:p text:style-name="P96">Ты в прошлый раз тоже говорила, что не повторится!</text:p>
          <text:p text:style-name="P89">*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5682250" text:continue-numbering="true" text:style-name="диалог">
        <text:list-item>
          <text:p text:style-name="P96">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0"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5678154" text:continue-numbering="true" text:style-name="диалог">
        <text:list-item>
          <text:p text:style-name="P9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5694892"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0"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5687510" text:continue-numbering="true" text:style-name="диалог">
        <text:list-item>
          <text:p text:style-name="P9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5691165"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text:p>
        </text:list-item>
        <text:list-item>
          <text:p text:style-name="P96">Твой кошелек украли из-за твоей невнимательности!</text:p>
        </text:list-item>
      </text:list>
      <text:p text:style-name="P4">Все подобные примеры подводятся итоговым приговором:</text:p>
      <text:list xml:id="list35684213" text:continue-numbering="true" text:style-name="диалог">
        <text:list-item>
          <text:p text:style-name="P96"><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5699990" text:continue-numbering="true" text:style-name="диалог">
        <text:list-item>
          <text:p text:style-name="P9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5696169" text:continue-numbering="true" text:style-name="диалог">
        <text:list-item>
          <text:p text:style-name="P96">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5705284" text:continue-numbering="true" text:style-name="диалог">
        <text:list-item>
          <text:p text:style-name="P96">То есть, если ты пересолила суп, то позволишь своему мужу ударить тебя?</text:p>
        </text:list-item>
        <text:list-item>
          <text:p text:style-name="P96">Ты хочешь сказать, что украл бы деньги другого человека, если бы увидел у него расстегнутую сумку?</text:p>
        </text:list-item>
        <text:list-item>
          <text:p text:style-name="P96">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0"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5677302"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5704339" text:continue-list="list35697218"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5691938" text:continue-list="list35677302" text:style-name="диалог">
        <text:list-item>
          <text:p text:style-name="P9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5681651" text:continue-numbering="true" text:style-name="диалог">
        <text:list-item>
          <text:p text:style-name="P9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0"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5690371" text:continue-numbering="true" text:style-name="диалог">
        <text:list-item>
          <text:p text:style-name="P96">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5683844" text:continue-numbering="true" text:style-name="диалог">
        <text:list-item>
          <text:p text:style-name="P9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5703015" text:continue-numbering="true" text:style-name="диалог">
        <text:list-item>
          <text:p text:style-name="P9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5684288" text:continue-list="list35704339" text:style-name="список_20_перечисление">
        <text:list-item>
          <text:p text:style-name="P112">«альфа-самец» — образ парня, пользующийся успехом у женщин. Хвастун. Умник;</text:p>
        </text:list-item>
        <text:list-item>
          <text:p text:style-name="P112">«парень-жертва» — образ, который вечно ноет о том, как его пилит стерва-девушка;</text:p>
        </text:list-item>
        <text:list-item>
          <text:p text:style-name="P112">«парень-обаяшка» — образ парня, который безумно любит свою девушку и демонстрирует это широкой публике;</text:p>
        </text:list-item>
        <text:list-item>
          <text:p text:style-name="P112">«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2">«парень-бездушная сволочь» — образ «парня-обаяшки», только наедине с вами;</text:p>
        </text:list-item>
        <text:list-item>
          <text:p text:style-name="P112"><text:soft-page-break/>«Великийвсегдаправ!» — маска для получения повиновения. Самодовольный. Пафосный. Бескомпромисный. Категоричный;</text:p>
        </text:list-item>
        <text:list-item>
          <text:p text:style-name="P112">«дельта-самец» — маска для жалости: «Меня никто не понимает», «Я по жизни одиночка»;</text:p>
        </text:list-item>
        <text:list-item>
          <text:p text:style-name="P112">«немой парень» — когда не придумал, что сказать, <text:s/>а сделал вид, что не захотел и приготовился стать исчезнувшим парнем;</text:p>
        </text:list-item>
        <text:list-item>
          <text:p text:style-name="P112">«исчезнувший парень» — когда «немой парень» ушел играть роль «парня-жертвы»;</text:p>
        </text:list-item>
        <text:list-item>
          <text:p text:style-name="P112">«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0"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5691685" text:continue-list="list35703015" text:style-name="диалог">
        <text:list-item>
          <text:p text:style-name="P9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5695076" text:continue-numbering="true" text:style-name="диалог">
        <text:list-item>
          <text:p text:style-name="P9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5691993" text:continue-numbering="true" text:style-name="диалог">
        <text:list-item>
          <text:p text:style-name="P9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5707038" text:continue-numbering="true" text:style-name="диалог">
        <text:list-item>
          <text:p text:style-name="P9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5678035" text:continue-numbering="true" text:style-name="диалог">
        <text:list-item>
          <text:p text:style-name="P9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5698008" text:continue-numbering="true" text:style-name="диалог">
        <text:list-item>
          <text:p text:style-name="P96">Ты что, жаловался Маше/Пете на меня?</text:p>
        </text:list-item>
      </text:list>
      <text:p text:style-name="P4">Ну или пристыдить в распускании слухов о вашей паре:</text:p>
      <text:list xml:id="list35682127"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0"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5692045"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5705308" text:continue-numbering="true" text:style-name="диалог">
        <text:list-item>
          <text:p text:style-name="P9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5697803" text:continue-numbering="true" text:style-name="диалог">
        <text:list-item>
          <text:p text:style-name="P96">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5680166" text:continue-numbering="true" text:style-name="диалог">
        <text:list-item>
          <text:p text:style-name="P96">Ты такая красивая! Фу!</text:p>
        </text:list-item>
        <text:list-item>
          <text:p text:style-name="P96">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5699858" text:continue-numbering="true" text:style-name="диалог">
        <text:list-item>
          <text:p text:style-name="P96">Ты все придумываешь. Я такого не говорил...</text:p>
        </text:list-item>
      </text:list>
      <text:p text:style-name="P4">Потом висхолдинг:</text:p>
      <text:list xml:id="list35693574"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5678263" text:continue-numbering="true" text:style-name="диалог">
        <text:list-item>
          <text:p text:style-name="P96">Вчера ты тоже говорила, что не хочешь ругаться, но, тем не менее мы поругались...</text:p>
        </text:list-item>
      </text:list>
      <text:p text:style-name="P4">Конечно, без триангуляции никуда:</text:p>
      <text:list xml:id="list35699833" text:continue-numbering="true" text:style-name="диалог">
        <text:list-item>
          <text:p text:style-name="P96">Да все говорят, что ты просто неурав­новешенная...</text:p>
        </text:list-item>
      </text:list>
      <text:p text:style-name="P4">И в заключение, виктимблейминг:</text:p>
      <text:list xml:id="list35679205" text:continue-numbering="true" text:style-name="диалог">
        <text:list-item>
          <text:p text:style-name="P96">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5679476" text:continue-numbering="true" text:style-name="диалог">
        <text:list-item>
          <text:p text:style-name="P9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5700735" text:continue-numbering="true" text:style-name="диалог">
        <text:list-item>
          <text:p text:style-name="P9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5682221" text:continue-numbering="true" text:style-name="диалог">
        <text:list-item>
          <text:p text:style-name="P96">Если ты пригласишь всех друзей, то это вызовет дискомфорт.</text:p>
        </text:list-item>
      </text:list>
      <text:p text:style-name="P4">То есть:</text:p>
      <text:list xml:id="list35677163" text:continue-numbering="true" text:style-name="диалог">
        <text:list-item>
          <text:p text:style-name="P9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5697741" text:continue-numbering="true" text:style-name="диалог">
        <text:list-item>
          <text:p text:style-name="P96">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5706629" text:continue-numbering="true" text:style-name="диалог">
        <text:list-item>
          <text:p text:style-name="P96">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text:soft-page-break/>Ей только обнимашки и нужны! / Она вообще не обращает на меня внимание!</text:p>
        </text:list-item>
        <text:list-item>
          <text:p text:style-name="P96">Мне нравятся умные девушки! / Ты что думаешь, что ты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8"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5682739" text:continue-numbering="true" text:style-name="диалог">
        <text:list-item>
          <text:p text:style-name="P111"><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5708389"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8"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5702431"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06"><text:span text:style-name="T11">Ты что, рисуешься перед друзьями?</text:span>!</text:p>
        </text:list-item>
        <text:list-item>
          <text:p text:style-name="P103">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0"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35692222" text:continue-list="list8802903359638968245" text:style-name="List_20_4">
        <text:list-item text:start-value="1">
          <text:p text:style-name="P107">Стимуляция жертвы на действия путем поощрения за выполнение обязанностей манипулятора.</text:p>
        </text:list-item>
      </text:list>
      <text:list xml:id="list35694856" text:continue-list="list35702431"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5698153" text:continue-list="list35692222" text:style-name="List_20_4">
        <text:list-item>
          <text:p text:style-name="P107">Стимуляция жертвы на действия путем благодарности за то, что жертва выполнила свои обязанности.</text:p>
        </text:list-item>
      </text:list>
      <text:list xml:id="list35692790" text:continue-list="list35694856" text:style-name="диалог">
        <text:list-item>
          <text:p text:style-name="P9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5695604" text:continue-list="list35698153" text:style-name="List_20_4">
        <text:list-item>
          <text:p text:style-name="P107">Стимуляция жертвы на действия путем требований ответной реакции на его действия.</text:p>
        </text:list-item>
      </text:list>
      <text:list xml:id="list35676925" text:continue-list="list35692790"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5700877" text:continue-numbering="true" text:style-name="диалог">
        <text:list-item>
          <text:p text:style-name="P9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5700695" text:continue-list="list35695604" text:style-name="List_20_4">
        <text:list-item>
          <text:p text:style-name="P107"><text:soft-page-break/>Стимуляция жертвы путем похвалы на самостоятельное выполнение общих обязанностей.</text:p>
        </text:list-item>
      </text:list>
      <text:list xml:id="list35707451" text:continue-list="list35700877"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list xml:id="list35709370" text:continue-list="list35700695" text:style-name="List_20_4">
        <text:list-item>
          <text:p text:style-name="P107">Сглаживание последствий негативного поведения абьюзера.</text:p>
        </text:list-item>
      </text:list>
      <text:list xml:id="list35694823" text:continue-list="list35707451" text:style-name="диалог">
        <text:list-item>
          <text:p text:style-name="P96">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5706195" text:continue-numbering="true" text:style-name="диалог">
        <text:list-item>
          <text:p text:style-name="P96">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5699051" text:continue-numbering="true" text:style-name="диалог">
        <text:list-item>
          <text:p text:style-name="P9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5701640" text:continue-numbering="true" text:style-name="диалог">
        <text:list-item>
          <text:p text:style-name="P96"><text:soft-page-break/>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5678909" text:continue-numbering="true" text:style-name="диалог">
        <text:list-item>
          <text:p text:style-name="P96">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5695220" text:continue-numbering="true" text:style-name="диалог">
        <text:list-item>
          <text:p text:style-name="P9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5682685"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5690311" text:continue-numbering="true" text:style-name="диалог">
        <text:list-item>
          <text:p text:style-name="P9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5699952" text:continue-numbering="true" text:style-name="диалог">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5696602" text:continue-numbering="true" text:style-name="диалог">
        <text:list-item>
          <text:p text:style-name="P96">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5702944" text:continue-numbering="true" text:style-name="диалог">
        <text:list-item>
          <text:p text:style-name="P96">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8"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5689023" text:continue-numbering="true" text:style-name="диалог">
        <text:list-item>
          <text:p text:style-name="P96">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0"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0"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8"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2072669311667291955" text:style-name="L3">
        <text:list-item>
          <text:p text:style-name="P134"><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8"><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4"><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0"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733983454942276891" text:style-name="L4">
        <text:list-item>
          <text:p text:style-name="P135"><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text:p>
        </text:list-item>
        <text:list-item>
          <text:p text:style-name="P109">абьюзер создает условия, в которых заставляет вас мерзнуть: «Холодно? Приседай — быстрее согреешься!»;</text:p>
        </text:list-item>
        <text:list-item>
          <text:p text:style-name="P109">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5684419" text:continue-list="list35689023" text:style-name="диалог">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5684773" text:continue-numbering="true" text:style-name="диалог">
        <text:list-item>
          <text:p text:style-name="P96">Ты же знаешь, что я на антибиотиках. Ты не хочешь, чтобы я выздоровела?</text:p>
        </text:list-item>
        <text:list-item>
          <text:p text:style-name="P9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0"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0"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0"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0"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5706770" text:continue-numbering="true" text:style-name="диалог">
        <text:list-item>
          <text:p text:style-name="P96">Так будет лучше для нас.</text:p>
        </text:list-item>
      </text:list>
      <text:p text:style-name="P4">Или:</text:p>
      <text:list xml:id="list35705639" text:continue-numbering="true" text:style-name="диалог">
        <text:list-item>
          <text:p text:style-name="P96">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0"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5685944"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0" text:outline-level="3">Универсальные способы противостояния манипуляции.</text:h>
      <text:list xml:id="list35676821" text:continue-list="list35699058" text:style-name="List_20_1">
        <text:list-item text:start-value="1">
          <text:p text:style-name="P100">Недоверие.</text:p>
          <text:p text:style-name="P101">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0">Избегание источников раздражителя.</text:p>
          <text:p text:style-name="P10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0">Ирония, подход с юмором.</text:p>
          <text:p text:style-name="P10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0">Мнимое непонимание.</text:p>
          <text:p text:style-name="P10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7"/>
        </text:list-item>
        <text:list-item>
          <text:p text:style-name="P100"><text:soft-page-break/>Критичность мышления.</text:p>
          <text:p text:style-name="P10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0">Возможность выбора.</text:p>
          <text:p text:style-name="P10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0">Наличие времени на обдумывание.</text:p>
          <text:p text:style-name="P10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0">Уверенность в себе и больше смелости.</text:p>
          <text:p text:style-name="P101">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0">Самодостаточность.</text:p>
          <text:p text:style-name="P94"><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79"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5682327" text:continue-list="list35685944" text:style-name="диалог">
        <text:list-item>
          <text:p text:style-name="P96">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5"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5706443" text:continue-numbering="true" text:style-name="диалог">
        <text:list-item>
          <text:p text:style-name="P96">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5701837" text:continue-numbering="true" text:style-name="диалог">
        <text:list-item>
          <text:p text:style-name="P96">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5"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35680871" text:continue-numbering="true" text:style-name="диалог">
        <text:list-item>
          <text:p text:style-name="P105">На, только не плачь!</text:p>
        </text:list-item>
        <text:list-item>
          <text:p text:style-name="P105">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35686900" text:continue-numbering="true" text:style-name="диалог">
        <text:list-item>
          <text:p text:style-name="P105">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35684149" text:continue-numbering="true" text:style-name="диалог">
        <text:list-item>
          <text:p text:style-name="P105">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5702649" text:continue-numbering="true" text:style-name="диалог">
        <text:list-item>
          <text:p text:style-name="P105">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5693452" text:continue-numbering="true" text:style-name="диалог">
        <text:list-item>
          <text:p text:style-name="P105">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6"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6"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35695089" text:continue-numbering="true" text:style-name="диалог">
        <text:list-item>
          <text:p text:style-name="P105">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5707748" text:continue-numbering="true" text:style-name="диалог">
        <text:list-item>
          <text:p text:style-name="P105">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35683291" text:continue-numbering="true" text:style-name="диалог">
        <text:list-item>
          <text:p text:style-name="P105">Кто тебя такого полюбит!</text:p>
        </text:list-item>
        <text:list-item>
          <text:p text:style-name="P105">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35697663" text:continue-numbering="true" text:style-name="диалог">
        <text:list-item>
          <text:p text:style-name="P105">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35706671" text:continue-numbering="true" text:style-name="диалог">
        <text:list-item>
          <text:p text:style-name="P105">Почему Петя может, а ты нет?</text:p>
        </text:list-item>
        <text:list-item>
          <text:p text:style-name="P105">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5684939" text:continue-numbering="true" text:style-name="диалог">
        <text:list-item>
          <text:p text:style-name="P105">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6"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6"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7"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7"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7"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5691692" text:continue-numbering="true" text:style-name="диалог">
        <text:list-item>
          <text:p text:style-name="P102">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35695983" text:continue-numbering="true" text:style-name="диалог">
        <text:list-item>
          <text:p text:style-name="P102">Мы с папой просто поговорим!</text:p>
        </text:list-item>
        <text:list-item>
          <text:p text:style-name="P102">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35685051" text:continue-numbering="true" text:style-name="диалог">
        <text:list-item>
          <text:p text:style-name="P105">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5698331" text:continue-numbering="true" text:style-name="диалог">
        <text:list-item>
          <text:p text:style-name="P110">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35709038" text:continue-numbering="true" text:style-name="диалог">
        <text:list-item>
          <text:p text:style-name="P110">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3"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35696794" text:continue-numbering="true"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35700060"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2">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4. Зачем платить больше?</text:chapter></text:p>
      </style:header-left>
      <style:footer>
        <text:p text:style-name="Footer"/>
      </style:footer>
      <style:footer-left>
        <text:p text:style-name="Footer"><text:page-number text:select-page="current">46</text:page-number></text:p>
      </style:footer-left>
    </style:master-page>
    <style:master-page style:name="Right_20_Page" style:display-name="Right Page" style:page-layout-name="Mpm5" style:next-style-name="Left_20_Page">
      <style:header>
        <text:p text:style-name="MP1"><text:chapter text:display="name" text:outline-level="4"> Глава 5. Интроверт</text:chapter></text:p>
      </style:header>
      <style:footer>
        <text:p text:style-name="Footer"><text:page-number text:select-page="current">4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1T15:49:52.54</dc:date>
    <meta:editing-cycles>1679</meta:editing-cycles>
    <meta:editing-duration>P40DT34M52S</meta:editing-duration>
    <meta:document-statistic meta:table-count="1" meta:image-count="0" meta:object-count="0" meta:page-count="577" meta:paragraph-count="4118" meta:word-count="104363" meta:character-count="65577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